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4.261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46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12.867cm"/>
    </style:style>
    <style:style style:name="gr5" style:family="graphic" style:parent-style-name="standard">
      <style:graphic-properties draw:textarea-horizontal-align="justify" draw:textarea-vertical-align="middle" draw:auto-grow-height="false" fo:min-height="2.102cm" fo:min-width="15.61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12.708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4.979cm"/>
    </style:style>
    <style:style style:name="gr8" style:family="graphic" style:parent-style-name="standard">
      <style:graphic-properties draw:textarea-horizontal-align="justify" draw:textarea-vertical-align="middle" draw:auto-grow-height="false" fo:min-height="0.739cm" fo:min-width="3.003cm"/>
    </style:style>
    <style:style style:name="gr9" style:family="graphic" style:parent-style-name="standard">
      <style:graphic-properties draw:textarea-horizontal-align="justify" draw:textarea-vertical-align="middle" draw:auto-grow-height="false" fo:min-height="1.868cm" fo:min-width="7.262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0.576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9.152cm"/>
    </style:style>
    <style:style style:name="gr14" style:family="graphic" style:parent-style-name="standard">
      <style:graphic-properties draw:textarea-horizontal-align="justify" draw:textarea-vertical-align="middle" draw:auto-grow-height="false" fo:min-height="1.401cm" fo:min-width="8.009cm"/>
    </style:style>
    <style:style style:name="gr15" style:family="graphic" style:parent-style-name="standard">
      <style:graphic-properties draw:textarea-horizontal-align="justify" draw:textarea-vertical-align="middle" draw:auto-grow-height="false" fo:min-height="2.544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9.66cm"/>
    </style:style>
    <style:style style:name="gr17" style:family="graphic" style:parent-style-name="standard">
      <style:graphic-properties draw:textarea-horizontal-align="justify" draw:textarea-vertical-align="middle" draw:auto-grow-height="false" fo:min-height="0.894cm" fo:min-width="4.898cm"/>
    </style:style>
    <style:style style:name="gr18" style:family="graphic" style:parent-style-name="standard">
      <style:graphic-properties draw:textarea-horizontal-align="justify" draw:textarea-vertical-align="middle" draw:auto-grow-height="false" fo:min-height="1.909cm" fo:min-width="19.407cm"/>
    </style:style>
    <style:style style:name="gr19" style:family="graphic" style:parent-style-name="standard">
      <style:graphic-properties draw:textarea-horizontal-align="justify" draw:textarea-vertical-align="middle" draw:auto-grow-height="false" fo:min-height="1.546cm" fo:min-width="2.914cm"/>
    </style:style>
    <style:style style:name="gr20" style:family="graphic" style:parent-style-name="standard">
      <style:graphic-properties draw:textarea-horizontal-align="justify" draw:textarea-vertical-align="middle" draw:auto-grow-height="false" fo:min-height="1.097cm" fo:min-width="5.517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10.168cm"/>
    </style:style>
    <style:style style:name="gr22" style:family="graphic" style:parent-style-name="standard">
      <style:graphic-properties draw:textarea-horizontal-align="justify" draw:textarea-vertical-align="middle" draw:auto-grow-height="false" fo:min-height="1.465cm" fo:min-width="3.12cm"/>
    </style:style>
    <style:style style:name="gr23" style:family="graphic" style:parent-style-name="standard">
      <style:graphic-properties draw:textarea-horizontal-align="justify" draw:textarea-vertical-align="middle" draw:auto-grow-height="false" fo:min-height="1.457cm" fo:min-width="3.003cm"/>
    </style:style>
    <style:style style:name="gr24" style:family="graphic" style:parent-style-name="standard">
      <style:graphic-properties draw:textarea-horizontal-align="justify" draw:textarea-vertical-align="middle" draw:auto-grow-height="false" fo:min-height="2.036cm" fo:min-width="8.517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13.724cm"/>
    </style:style>
    <style:style style:name="gr26" style:family="graphic" style:parent-style-name="standard">
      <style:graphic-properties draw:textarea-horizontal-align="justify" draw:textarea-vertical-align="middle" draw:auto-grow-height="false" fo:min-height="1.147cm" fo:min-width="6.358cm"/>
    </style:style>
    <style:style style:name="gr27" style:family="graphic" style:parent-style-name="standard">
      <style:graphic-properties draw:textarea-horizontal-align="justify" draw:textarea-vertical-align="middle" draw:auto-grow-height="false" fo:min-height="1.162cm" fo:min-width="10.437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8.263cm"/>
    </style:style>
    <style:style style:name="gr29" style:family="graphic" style:parent-style-name="standard">
      <style:graphic-properties draw:textarea-horizontal-align="justify" draw:textarea-vertical-align="middle" draw:auto-grow-height="false" fo:min-height="1.277cm" fo:min-width="3.632cm"/>
    </style:style>
    <style:style style:name="gr30" style:family="graphic" style:parent-style-name="standard">
      <style:graphic-properties draw:fill="none" draw:textarea-vertical-align="middle" draw:auto-grow-height="false" fo:min-height="7.454cm" fo:min-width="0.05cm"/>
    </style:style>
    <style:style style:name="gr31" style:family="graphic" style:parent-style-name="standard">
      <style:graphic-properties draw:textarea-horizontal-align="justify" draw:textarea-vertical-align="middle" draw:auto-grow-height="false" fo:min-height="1.277cm" fo:min-width="5.966cm"/>
    </style:style>
    <style:style style:name="gr32" style:family="graphic" style:parent-style-name="standard">
      <style:graphic-properties draw:textarea-horizontal-align="justify" draw:textarea-vertical-align="middle" draw:auto-grow-height="false" fo:min-height="1.147cm" fo:min-width="10.676cm"/>
    </style:style>
    <style:style style:name="gr33" style:family="graphic" style:parent-style-name="standard">
      <style:graphic-properties draw:textarea-horizontal-align="justify" draw:textarea-vertical-align="middle" draw:auto-grow-height="false" fo:min-height="1.909cm" fo:min-width="12.581cm"/>
    </style:style>
    <style:style style:name="gr34" style:family="graphic" style:parent-style-name="standard">
      <style:graphic-properties draw:textarea-horizontal-align="justify" draw:textarea-vertical-align="middle" draw:auto-grow-height="false" fo:min-height="1.279cm" fo:min-width="8.555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3.306cm" fo:min-width="10.803cm"/>
    </style:style>
    <style:style style:name="gr36" style:family="graphic" style:parent-style-name="standard">
      <style:graphic-properties draw:textarea-horizontal-align="justify" draw:textarea-vertical-align="middle" draw:auto-grow-height="false" fo:min-height="2.036cm" fo:min-width="11.819cm"/>
    </style:style>
    <style:style style:name="gr37" style:family="graphic" style:parent-style-name="standard">
      <style:graphic-properties draw:textarea-horizontal-align="justify" draw:textarea-vertical-align="middle" draw:auto-grow-height="false" fo:min-height="1.162cm" fo:min-width="7.379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7.497cm" fo:min-width="12.454cm"/>
    </style:style>
    <style:style style:name="gr39" style:family="graphic" style:parent-style-name="standard">
      <style:graphic-properties draw:fill="none" draw:textarea-vertical-align="middle" draw:auto-grow-height="false" fo:min-height="2.88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809cm" fo:min-width="3.028cm" fo:wrap-option="no-wrap"/>
    </style:style>
    <style:style style:name="gr41" style:family="graphic" style:parent-style-name="standard">
      <style:graphic-properties draw:textarea-horizontal-align="justify" draw:textarea-vertical-align="middle" draw:auto-grow-height="false" fo:min-height="1.368cm" fo:min-width="4.53cm"/>
    </style:style>
    <style:style style:name="gr42" style:family="graphic" style:parent-style-name="standard">
      <style:graphic-properties draw:textarea-horizontal-align="justify" draw:textarea-vertical-align="middle" draw:auto-grow-height="false" fo:min-height="1.277cm" fo:min-width="4.799cm"/>
    </style:style>
    <style:style style:name="gr43" style:family="graphic" style:parent-style-name="standard">
      <style:graphic-properties draw:textarea-horizontal-align="justify" draw:textarea-vertical-align="middle" draw:auto-grow-height="false" fo:min-height="3.306cm" fo:min-width="8.898cm"/>
    </style:style>
    <style:style style:name="gr44" style:family="graphic" style:parent-style-name="standard">
      <style:graphic-properties draw:textarea-horizontal-align="justify" draw:textarea-vertical-align="middle" draw:auto-grow-height="false" fo:min-height="2.925cm" fo:min-width="3.5cm" fo:wrap-option="no-wrap"/>
    </style:style>
    <style:style style:name="gr45" style:family="graphic" style:parent-style-name="standard">
      <style:graphic-properties draw:textarea-horizontal-align="justify" draw:textarea-vertical-align="middle" draw:auto-grow-height="false" fo:min-height="2.798cm" fo:min-width="8.771cm"/>
    </style:style>
    <style:style style:name="gr46" style:family="graphic" style:parent-style-name="standard">
      <style:graphic-properties draw:textarea-horizontal-align="justify" draw:textarea-vertical-align="middle" draw:auto-grow-height="false" fo:min-height="2.163cm" fo:min-width="9.406cm"/>
    </style:style>
    <style:style style:name="gr47" style:family="graphic" style:parent-style-name="standard">
      <style:graphic-properties draw:textarea-horizontal-align="justify" draw:textarea-vertical-align="middle" draw:auto-grow-height="false" fo:min-height="0.828cm" fo:min-width="2.8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31cm" svg:height="2.159cm" svg:x="6.969cm" svg:y="0.365cm">
          <text:p text:style-name="P1">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969cm" svg:height="2.286cm" svg:x="7.35cm" svg:y="4.175cm">
          <text:p text:style-name="P1">Wait on a monitor</text:p>
          <text:p text:style-name="P1">For heartbeat perio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5cm" svg:y1="2.524cm" svg:x2="10.334cm" svg:y2="4.175cm" draw:start-shape="id1" draw:start-glue-point="8" draw:end-shape="id2" svg:d="M10335 2524l-1 1651" svg:viewBox="0 0 2 1652">
          <text:p/>
        </draw:connector>
        <draw:custom-shape draw:style-name="gr4" draw:text-style-name="P1" xml:id="id3" draw:id="id3" draw:layer="layout" svg:width="13.367cm" svg:height="2.794cm" svg:x="3.667cm" svg:y="8.112cm">
          <text:p text:style-name="P1">Loop through not_connected_event</text:p>
          <text:p text:style-name="P1">And try to connect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6.461cm" svg:x2="10.35cm" svg:y2="8.112cm" draw:start-shape="id2" draw:start-glue-point="2" draw:end-shape="id3" draw:end-glue-point="0" svg:d="M10334 6461l16 1651" svg:viewBox="0 0 17 1652">
          <text:p/>
        </draw:connector>
        <draw:custom-shape draw:style-name="gr5" draw:text-style-name="P1" draw:layer="layout" svg:width="17.399cm" svg:height="2.54cm" svg:x="19.415cm" svg:y="5.953cm">
          <text:p text:style-name="P1">Uses EventNotConnected struct – similar to EventCallback</text:p>
          <draw:enhanced-geometry svg:viewBox="0 0 21600 21600" draw:text-areas="800 800 20800 20800" draw:type="round-rectangular-callout" draw:modifiers="-4064.27586206897 29616.0566706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xml:id="id4" draw:id="id4" draw:layer="layout" svg:width="13.208cm" svg:height="2.921cm" svg:x="3.794cm" svg:y="12.684cm">
          <text:p text:style-name="P1">Loop through channel_map:</text:p>
          <text:p text:style-name="P1">Try to confirm subscription;</text:p>
          <text:p text:style-name="P1">If heartbeat skipped try to...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5cm" svg:y1="10.906cm" svg:x2="10.398cm" svg:y2="12.684cm" draw:start-shape="id3" draw:start-glue-point="2" draw:end-shape="id4" draw:end-glue-point="0" svg:d="M10350 10906l48 1778" svg:viewBox="0 0 49 1779">
          <text:p/>
        </draw:connector>
        <draw:custom-shape draw:style-name="gr7" draw:text-style-name="P1" xml:id="id5" draw:id="id5" draw:layer="layout" svg:width="7.747cm" svg:height="2.032cm" svg:x="6.588cm" svg:y="17.38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398cm" svg:y1="15.605cm" svg:x2="10.462cm" svg:y2="17.383cm" draw:start-shape="id4" draw:start-glue-point="2" draw:end-shape="id5" draw:end-glue-point="4" svg:d="M10398 15605l64 1778" svg:viewBox="0 0 65 1779">
          <text:p/>
        </draw:connector>
      </draw:page>
      <draw:page draw:name="page2" draw:style-name="dp1" draw:master-page-name="Default">
        <draw:custom-shape draw:style-name="gr8" draw:text-style-name="P1" xml:id="id6" draw:id="id6" draw:layer="layout" svg:width="4.953cm" svg:height="1.397cm" svg:x="7.858cm" svg:y="-1.41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8.382cm" svg:height="2.286cm" svg:x="14.716cm" svg:y="-6.62cm">
          <text:p text:style-name="P1">Uses EventChannelStruct </text:p>
          <text:p text:style-name="P1">And EventCallBackStruct</text:p>
          <text:p text:style-name="P1"/>
          <draw:enhanced-geometry svg:viewBox="0 0 21600 21600" draw:text-areas="800 800 20800 20800" draw:type="round-rectangular-callout" draw:modifiers="-5194.51270428248 56696.4582422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7" draw:id="id7" draw:layer="layout" svg:width="5.08cm" svg:height="1.651cm" svg:x="7.858cm" svg:y="1.508cm">
          <text:p text:style-name="P1">Notif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35cm" svg:y1="-0.016cm" svg:x2="10.398cm" svg:y2="1.508cm" draw:start-shape="id6" draw:start-glue-point="8" draw:end-shape="id7" draw:end-glue-point="4" svg:d="M10335-16l63 1524" svg:viewBox="0 0 64 1525">
          <text:p/>
        </draw:connector>
        <draw:custom-shape draw:style-name="gr11" draw:text-style-name="P1" xml:id="id8" draw:id="id8" draw:layer="layout" svg:width="7.112cm" svg:height="1.778cm" svg:x="16.621cm" svg:y="1.508cm">
          <text:p text:style-name="P1">Do notifd re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38cm" svg:y1="2.334cm" svg:x2="16.621cm" svg:y2="2.397cm" draw:start-shape="id7" draw:start-glue-point="7" draw:end-shape="id8" draw:end-glue-point="3" svg:d="M12938 2334l3683 63" svg:viewBox="0 0 3684 64">
          <text:p/>
        </draw:connector>
        <draw:connector draw:style-name="gr3" draw:text-style-name="P1" draw:layer="layout" draw:type="line" svg:x1="10.398cm" svg:y1="3.159cm" svg:x2="10.398cm" svg:y2="5.953cm" draw:start-shape="id7" draw:start-glue-point="6" draw:end-shape="id9" svg:d="M10398 3159v2794" svg:viewBox="0 0 1 2795">
          <text:p/>
        </draw:connector>
        <draw:custom-shape draw:style-name="gr12" draw:text-style-name="P1" xml:id="id9" draw:id="id9" draw:layer="layout" svg:width="10.16cm" svg:height="2.032cm" svg:x="5.318cm" svg:y="5.953cm">
          <text:p text:style-name="P1">reconnect_to_zmq_chann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0" draw:id="id10" draw:layer="layout" svg:width="9.652cm" svg:height="1.778cm" svg:x="16.621cm" svg:y="6.08cm">
          <text:p text:style-name="P1">Unset event_system_fail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78cm" svg:y1="6.969cm" svg:x2="16.621cm" svg:y2="6.969cm" draw:start-shape="id9" draw:start-glue-point="7" draw:end-shape="id10" draw:end-glue-point="3" svg:d="M15478 6969h1143" svg:viewBox="0 0 1144 1">
          <text:p/>
        </draw:connector>
        <draw:custom-shape draw:style-name="gr14" draw:text-style-name="P1" xml:id="id11" draw:id="id11" draw:layer="layout" svg:width="8.509cm" svg:height="1.651cm" svg:x="17.256cm" svg:y="8.874cm">
          <text:p text:style-name="P1">reconnect_to_zmq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447cm" svg:y1="7.858cm" svg:x2="21.51cm" svg:y2="8.874cm" draw:start-shape="id10" draw:start-glue-point="2" draw:end-shape="id11" draw:end-glue-point="0" svg:d="M21447 7858l63 1016" svg:viewBox="0 0 64 1017">
          <text:p/>
        </draw:connector>
        <draw:custom-shape draw:style-name="gr15" draw:text-style-name="P1" xml:id="id12" draw:id="id12" draw:layer="layout" svg:width="8.128cm" svg:height="2.794cm" svg:x="6.334cm" svg:y="11.668cm">
          <text:p text:style-name="P1">Create DevErr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1.51cm" svg:y1="10.525cm" svg:x2="10.398cm" svg:y2="11.668cm" draw:start-shape="id11" draw:start-glue-point="2" draw:end-shape="id12" draw:end-glue-point="0" svg:d="M21510 10525c0 856-11112 285-11112 1143" svg:viewBox="0 0 11113 1144">
          <text:p/>
        </draw:connector>
        <draw:custom-shape draw:style-name="gr16" draw:text-style-name="P1" xml:id="id13" draw:id="id13" draw:layer="layout" svg:width="10.16cm" svg:height="1.27cm" svg:x="5.318cm" svg:y="16.113cm">
          <text:p text:style-name="P1">Loop through event_callback_map: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98cm" svg:y1="14.462cm" svg:x2="10.398cm" svg:y2="16.113cm" draw:start-shape="id12" draw:start-glue-point="2" draw:end-shape="id13" draw:end-glue-point="0" svg:d="M10398 14462v1651" svg:viewBox="0 0 1 1652">
          <text:p/>
        </draw:connector>
        <draw:custom-shape draw:style-name="gr17" draw:text-style-name="P1" xml:id="id14" draw:id="id14" draw:layer="layout" svg:width="10.795cm" svg:height="2.286cm" svg:x="5.064cm" svg:y="18.526cm">
          <text:p text:style-name="P1">it.channel_name == </text:p>
          <text:p text:style-name="P1">event_callback_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98cm" svg:y1="17.383cm" svg:x2="10.462cm" svg:y2="18.526cm" draw:start-shape="id13" draw:start-glue-point="2" draw:end-shape="id14" draw:end-glue-point="4" svg:d="M10398 17383l64 1143" svg:viewBox="0 0 65 1144">
          <text:p/>
        </draw:connector>
        <draw:custom-shape draw:style-name="gr18" draw:text-style-name="P1" xml:id="id15" draw:id="id15" draw:layer="layout" svg:width="19.907cm" svg:height="2.159cm" svg:x="20.59cm" svg:y="18.653cm">
          <text:p text:style-name="P1">Loop through EventChannelCallback.callback_list:</text:p>
          <text:p text:style-name="P1">Find one that requires reconnect (callback nor event queue is null)</text:p>
          <text:p text:style-name="P1">Try to create EventData for various event types and push/insert the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59cm" svg:y1="19.669cm" svg:x2="20.59cm" svg:y2="19.732cm" draw:start-shape="id14" draw:start-glue-point="7" draw:end-shape="id15" draw:end-glue-point="3" svg:d="M15859 19669l4731 63" svg:viewBox="0 0 4732 64">
          <text:p/>
        </draw:connector>
        <draw:custom-shape draw:style-name="gr19" draw:text-style-name="P1" xml:id="id16" draw:id="id16" draw:layer="layout" svg:width="4.826cm" svg:height="2.54cm" svg:x="-1.794cm" svg:y="18.399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64cm" svg:y1="19.669cm" svg:x2="3.032cm" svg:y2="19.669cm" draw:start-shape="id14" draw:start-glue-point="5" draw:end-shape="id16" draw:end-glue-point="10" svg:d="M5064 19669h-2032" svg:viewBox="0 0 2033 1">
          <text:p/>
        </draw:connector>
        <draw:connector draw:style-name="gr3" draw:text-style-name="P1" draw:layer="layout" draw:type="line" svg:x1="10.398cm" svg:y1="7.985cm" svg:x2="10.398cm" svg:y2="11.668cm" draw:start-shape="id9" draw:start-glue-point="6" draw:end-shape="id12" draw:end-glue-point="0" svg:d="M10398 7985v3683" svg:viewBox="0 0 1 3684">
          <text:p/>
        </draw:connector>
      </draw:page>
      <draw:page draw:name="page3" draw:style-name="dp1" draw:master-page-name="Default">
        <draw:custom-shape draw:style-name="gr20" draw:text-style-name="P1" xml:id="id17" draw:id="id17" draw:layer="layout" svg:width="8.509cm" svg:height="1.905cm" svg:x="6.334cm" svg:y="-3.064cm">
          <text:p text:style-name="P1">zmq_reconnect_to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8" draw:id="id18" draw:layer="layout" svg:width="10.668cm" svg:height="1.016cm" svg:x="5.231cm" svg:y="0.619cm">
          <text:p text:style-name="P1">Loop through event_callback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89cm" svg:y1="-1.159cm" svg:x2="10.565cm" svg:y2="0.619cm" draw:start-shape="id17" draw:start-glue-point="8" draw:end-shape="id18" draw:end-glue-point="0" svg:d="M10589-1159l-24 1778" svg:viewBox="0 0 25 1779">
          <text:p/>
        </draw:connector>
        <draw:custom-shape draw:style-name="gr22" draw:text-style-name="P1" xml:id="id19" draw:id="id19" draw:layer="layout" svg:width="7.239cm" svg:height="3.429cm" svg:x="6.969cm" svg:y="2.905cm">
          <text:p text:style-name="P1">channel_name ==</text:p>
          <text:p text:style-name="P1">EventCallback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65cm" svg:y1="1.635cm" svg:x2="10.589cm" svg:y2="2.905cm" draw:start-shape="id18" draw:start-glue-point="2" draw:end-shape="id19" draw:end-glue-point="4" svg:d="M10565 1635l24 1270" svg:viewBox="0 0 25 1271">
          <text:p/>
        </draw:connector>
        <draw:custom-shape draw:style-name="gr23" draw:text-style-name="P1" xml:id="id20" draw:id="id20" draw:layer="layout" svg:width="4.953cm" svg:height="2.413cm" svg:x="-0.143cm" svg:y="3.413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969cm" svg:y1="4.62cm" svg:x2="4.81cm" svg:y2="4.62cm" draw:start-shape="id19" draw:start-glue-point="5" draw:end-shape="id20" draw:end-glue-point="10" svg:d="M6969 4620h-2159" svg:viewBox="0 0 2160 1">
          <text:p/>
        </draw:connector>
        <draw:custom-shape draw:style-name="gr24" draw:text-style-name="P1" xml:id="id21" draw:id="id21" draw:layer="layout" svg:width="9.017cm" svg:height="2.286cm" svg:x="17.383cm" svg:y="3.54cm">
          <text:p text:style-name="P1">Loop through callbacklist and </text:p>
          <text:p text:style-name="P1">Check if need_reconnect;</text:p>
          <text:p text:style-name="P1">Try to 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08cm" svg:y1="4.62cm" svg:x2="17.383cm" svg:y2="4.683cm" draw:start-shape="id19" draw:start-glue-point="7" draw:end-shape="id21" draw:end-glue-point="3" svg:d="M14208 4620l3175 63" svg:viewBox="0 0 3176 64">
          <text:p/>
        </draw:connector>
        <draw:custom-shape draw:style-name="gr25" draw:text-style-name="P1" xml:id="id23" draw:id="id23" draw:layer="layout" svg:width="14.224cm" svg:height="2.54cm" svg:x="14.843cm" svg:y="9.255cm">
          <text:p text:style-name="P1">Execute adm.ZmqEventSubscriptionChange</text:p>
          <draw:enhanced-geometry svg:viewBox="0 0 21600 21600" draw:type="rectangle" draw:enhanced-path="M 0 0 L 21600 0 21600 21600 0 21600 0 0 Z N"/>
        </draw:custom-shape>
        <draw:custom-shape draw:style-name="gr26" draw:text-style-name="P1" xml:id="id22" draw:id="id22" draw:layer="layout" svg:width="6.858cm" svg:height="1.397cm" svg:x="18.526cm" svg:y="6.842cm">
          <text:p text:style-name="P1">Prepare Device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891cm" svg:y1="5.826cm" svg:x2="21.955cm" svg:y2="6.842cm" draw:start-shape="id21" draw:start-glue-point="2" draw:end-shape="id22" draw:end-glue-point="0" svg:d="M21891 5826l64 1016" svg:viewBox="0 0 65 1017">
          <text:p/>
        </draw:connector>
        <draw:connector draw:style-name="gr3" draw:text-style-name="P1" draw:layer="layout" draw:type="line" svg:x1="21.955cm" svg:y1="8.239cm" svg:x2="21.955cm" svg:y2="9.255cm" draw:start-shape="id22" draw:start-glue-point="2" draw:end-shape="id23" draw:end-glue-point="0" svg:d="M21955 8239v1016" svg:viewBox="0 0 1 1017">
          <text:p/>
        </draw:connector>
        <draw:custom-shape draw:style-name="gr27" draw:text-style-name="P1" draw:layer="layout" svg:width="11.811cm" svg:height="1.524cm" svg:x="31.353cm" svg:y="6.08cm">
          <text:p text:style-name="P1">Should be the same as in connect_event</text:p>
          <draw:enhanced-geometry svg:viewBox="0 0 21600 21600" draw:text-areas="800 800 20800 20800" draw:type="round-rectangular-callout" draw:modifiers="-11076.1259735862 20806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xml:id="id24" draw:id="id24" draw:layer="layout" svg:width="8.763cm" svg:height="1.524cm" svg:x="17.637cm" svg:y="13.192cm">
          <text:p text:style-name="P1">connect_event_chann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955cm" svg:y1="11.795cm" svg:x2="22.018cm" svg:y2="13.192cm" draw:start-shape="id23" draw:start-glue-point="2" draw:end-shape="id24" draw:end-glue-point="0" svg:d="M21955 11795l63 1397" svg:viewBox="0 0 64 1398">
          <text:p/>
        </draw:connector>
        <draw:custom-shape draw:style-name="gr29" draw:text-style-name="P1" xml:id="id25" draw:id="id25" draw:layer="layout" svg:width="5.842cm" svg:height="2.159cm" svg:x="19.161cm" svg:y="17.00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018cm" svg:y1="14.716cm" svg:x2="22.082cm" svg:y2="17.002cm" draw:start-shape="id24" draw:start-glue-point="2" draw:end-shape="id25" draw:end-glue-point="4" svg:d="M22018 14716l64 2286" svg:viewBox="0 0 65 2287">
          <text:p/>
        </draw:connector>
        <draw:custom-shape draw:style-name="gr30" draw:text-style-name="P1" xml:id="id26" draw:id="id26" draw:layer="layout" svg:width="1.524cm" svg:height="8.128cm" svg:x="13.065cm" svg:y="6.969cm">
          <text:p/>
          <draw:enhanced-geometry svg:viewBox="0 0 21600 21600" draw:glue-points="0 0 0 21600 21600 10800" draw:text-areas="0 ?f9 7800 ?f10" draw:mirror-horizontal="true" draw:type="right-brace" draw:modifiers="1800 10915.5861729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xml:id="id27" draw:id="id27" draw:layer="layout" svg:width="5.842cm" svg:height="2.159cm" svg:x="5.826cm" svg:y="10.017cm">
          <text:p text:style-name="P1">NOK if catch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066cm" svg:y1="11.033cm" svg:x2="11.668cm" svg:y2="11.097cm" draw:start-shape="id26" draw:start-glue-point="6" draw:end-shape="id27" draw:end-glue-point="10" svg:d="M13066 11033l-1398 64" svg:viewBox="0 0 1399 65">
          <text:p/>
        </draw:connector>
      </draw:page>
      <draw:page draw:name="page4" draw:style-name="dp1" draw:master-page-name="Default">
        <draw:custom-shape draw:style-name="gr31" draw:text-style-name="P1" xml:id="id28" draw:id="id28" draw:layer="layout" svg:width="9.144cm" svg:height="2.159cm" svg:x="5.699cm" svg:y="-2.302cm">
          <text:p text:style-name="P1">Zmq::connect_event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9" draw:id="id29" draw:layer="layout" svg:width="11.176cm" svg:height="1.397cm" svg:x="4.683cm" svg:y="2.27cm">
          <text:p text:style-name="P1">Find tango_host in env_var_fqdn_prefix;</text:p>
          <text:p text:style-name="P1">Get tango_host from d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271cm" svg:y1="-0.143cm" svg:x2="10.271cm" svg:y2="2.27cm" draw:start-shape="id28" draw:start-glue-point="8" draw:end-shape="id29" draw:end-glue-point="0" svg:d="M10271-143v2413" svg:viewBox="0 0 1 2414">
          <text:p/>
        </draw:connector>
        <draw:custom-shape draw:style-name="gr33" draw:text-style-name="P1" xml:id="id30" draw:id="id30" draw:layer="layout" svg:width="13.081cm" svg:height="2.159cm" svg:x="3.794cm" svg:y="5.699cm">
          <text:p text:style-name="P1">Find valid endpoint if more than 1 provided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9.779cm" svg:height="1.651cm" svg:x="20.812cm" svg:y="1.889cm">
          <text:p text:style-name="P1">nb_endpoints &gt;&gt; 1 ???</text:p>
          <text:p text:style-name="P1">Assumes if one → always valid</text:p>
          <draw:enhanced-geometry svg:viewBox="0 0 21600 21600" draw:text-areas="800 800 20800 20800" draw:type="round-rectangular-callout" draw:modifiers="-9653.74233128834 65257.6271186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271cm" svg:y1="3.667cm" svg:x2="10.334cm" svg:y2="5.699cm" draw:start-shape="id29" draw:start-glue-point="2" draw:end-shape="id30" svg:d="M10271 3667l63 2032" svg:viewBox="0 0 64 2033">
          <text:p/>
        </draw:connector>
        <draw:custom-shape draw:style-name="gr35" draw:text-style-name="P1" xml:id="id31" draw:id="id31" draw:layer="layout" svg:width="11.303cm" svg:height="3.556cm" svg:x="4.683cm" svg:y="9.255cm">
          <text:p text:style-name="P1">Connect to ZMQ_REQ:</text:p>
          <text:p text:style-name="P1">Send ZMQ_CONNECT_HEARTBEAT</text:p>
          <text:p text:style-name="P1">Send valid_endpoint &lt;&lt; 1</text:p>
          <text:p text:style-name="P1">Send heartbeat event n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7.858cm" svg:x2="10.334cm" svg:y2="9.255cm" draw:start-shape="id30" draw:start-glue-point="2" draw:end-shape="id31" draw:end-glue-point="0" svg:d="M10334 7858v1397" svg:viewBox="0 0 1 1398">
          <text:p/>
        </draw:connector>
        <draw:custom-shape draw:style-name="gr36" draw:text-style-name="P1" xml:id="id32" draw:id="id32" draw:layer="layout" svg:width="12.319cm" svg:height="2.286cm" svg:x="4.175cm" svg:y="14.208cm">
          <text:p text:style-name="P1">Process error response from Zmq thre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12.811cm" svg:x2="10.334cm" svg:y2="14.208cm" draw:start-shape="id31" draw:start-glue-point="2" draw:end-shape="id32" svg:d="M10334 12811v1397" svg:viewBox="0 0 1 1398">
          <text:p/>
        </draw:connector>
        <draw:custom-shape draw:style-name="gr37" draw:text-style-name="P1" draw:layer="layout" svg:width="8.509cm" svg:height="1.524cm" svg:x="20.939cm" svg:y="12.684cm">
          <text:p text:style-name="P1">Throws exception in case</text:p>
          <draw:enhanced-geometry svg:viewBox="0 0 21600 21600" draw:text-areas="800 800 20800 20800" draw:type="round-rectangular-callout" draw:modifiers="-11866.0399529965 38695.868852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" xml:id="id33" draw:id="id33" draw:layer="layout" svg:width="12.954cm" svg:height="7.747cm" svg:x="3.921cm" svg:y="17.891cm">
          <text:p text:style-name="P1">Create/Init EventChannelStruct:</text:p>
          <text:p text:style-name="P1">Set last_heartbeat</text:p>
          <text:p text:style-name="P1">Unset heartbeat skipped</text:p>
          <text:p text:style-name="P1">Unset event_system_failed</text:p>
          <text:p text:style-name="P1">Set endpoint</text:p>
          <text:p text:style-name="P1">Set valid_endpoint</text:p>
          <text:p text:style-name="P1">Set adm_device_proxy</text:p>
          <text:p text:style-name="P1">Set channel_monitor to new TangoMonitor</text:p>
          <text:p text:style-name="P1">Set monitor timeout</text:p>
          <text:p text:style-name="P1">Set channel_type (Zmq or Notifd)</text:p>
          <text:p text:style-name="P1">Update channel_map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1cm" svg:height="3.302cm" svg:x="17.383cm" svg:y="22.3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3.81cm" svg:height="1.143cm" svg:x="19.542cm" svg:y="20.812cm">
          <text:p text:style-name="P1">create</text:p>
          <draw:enhanced-geometry svg:viewBox="0 0 21600 21600" draw:text-areas="800 800 20800 20800" draw:type="round-rectangular-callout" draw:modifiers="-9584.25610076096 60004.1958041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334cm" svg:y1="16.494cm" svg:x2="10.398cm" svg:y2="17.891cm" draw:start-shape="id32" draw:start-glue-point="2" draw:end-shape="id33" draw:end-glue-point="0" svg:d="M10334 16494l64 1397" svg:viewBox="0 0 65 1398">
          <text:p/>
        </draw:connector>
        <draw:custom-shape draw:style-name="gr41" draw:text-style-name="P1" xml:id="id34" draw:id="id34" draw:layer="layout" svg:width="7.112cm" svg:height="2.286cm" svg:x="6.842cm" svg:y="27.289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398cm" svg:y1="25.638cm" svg:x2="10.398cm" svg:y2="27.289cm" draw:start-shape="id33" draw:start-glue-point="2" draw:end-shape="id34" draw:end-glue-point="4" svg:d="M10398 25638v1651" svg:viewBox="0 0 1 1652">
          <text:p/>
        </draw:connector>
      </draw:page>
      <draw:page draw:name="page5" draw:style-name="dp1" draw:master-page-name="Default">
        <draw:custom-shape draw:style-name="gr42" draw:text-style-name="P1" xml:id="id38" draw:id="id38" draw:layer="layout" svg:width="7.493cm" svg:height="2.159cm" svg:x="6.715cm" svg:y="-3.445cm">
          <text:p text:style-name="P1">reconnect_to_zmq_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5" draw:id="id35" draw:layer="layout" svg:width="10.668cm" svg:height="1.016cm" svg:x="5.231cm" svg:y="0.62cm">
          <text:p text:style-name="P1">Loop through event_callback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65cm" svg:y1="1.636cm" svg:x2="10.589cm" svg:y2="2.906cm" draw:start-shape="id35" draw:start-glue-point="2" svg:d="M10565 1636l24 1270" svg:viewBox="0 0 25 1271">
          <text:p/>
        </draw:connector>
        <draw:custom-shape draw:style-name="gr23" draw:text-style-name="P1" xml:id="id36" draw:id="id36" draw:layer="layout" svg:width="4.953cm" svg:height="2.413cm" svg:x="-0.143cm" svg:y="3.414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969cm" svg:y1="4.621cm" svg:x2="4.81cm" svg:y2="4.621cm" draw:end-shape="id36" draw:end-glue-point="10" svg:d="M6969 4621h-2159" svg:viewBox="0 0 2160 1">
          <text:p/>
        </draw:connector>
        <draw:custom-shape draw:style-name="gr24" draw:text-style-name="P1" xml:id="id37" draw:id="id37" draw:layer="layout" svg:width="9.017cm" svg:height="2.286cm" svg:x="17.383cm" svg:y="3.541cm">
          <text:p text:style-name="P1">Loop through callbacklist and </text:p>
          <text:p text:style-name="P1">Check if need_reconnect;</text:p>
          <text:p text:style-name="P1">Try to 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08cm" svg:y1="4.621cm" svg:x2="17.383cm" svg:y2="4.684cm" draw:end-shape="id37" draw:end-glue-point="3" svg:d="M14208 4621l3175 63" svg:viewBox="0 0 3176 64">
          <text:p/>
        </draw:connector>
        <draw:custom-shape draw:style-name="gr22" draw:text-style-name="P1" draw:layer="layout" svg:width="7.239cm" svg:height="3.429cm" svg:x="6.969cm" svg:y="2.905cm">
          <text:p text:style-name="P1">channel_name ==</text:p>
          <text:p text:style-name="P1">EventCallback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462cm" svg:y1="-1.286cm" svg:x2="10.565cm" svg:y2="0.62cm" draw:start-shape="id38" draw:start-glue-point="8" draw:end-shape="id35" draw:end-glue-point="0" svg:d="M10462-1286l103 1906" svg:viewBox="0 0 104 1907">
          <text:p/>
        </draw:connector>
        <draw:custom-shape draw:style-name="gr43" draw:text-style-name="P1" xml:id="id39" draw:id="id39" draw:layer="layout" svg:width="9.398cm" svg:height="3.556cm" svg:x="17.256cm" svg:y="7.477cm">
          <text:p text:style-name="P1">Prepare arguments:</text:p>
          <text:p text:style-name="P1">Change device_name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4.318cm" svg:height="3.429cm" svg:x="28.94cm" svg:y="1.889cm">
          <text:p text:style-name="P1">???</text:p>
          <draw:enhanced-geometry svg:viewBox="0 0 21600 21600" draw:text-areas="800 800 20800 20800" draw:type="round-rectangular-callout" draw:modifiers="-17354.0171335957 48313.4693877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21.891cm" svg:y1="5.827cm" svg:x2="21.955cm" svg:y2="7.477cm" draw:start-shape="id37" draw:start-glue-point="2" draw:end-shape="id39" draw:end-glue-point="0" svg:d="M21891 5827l64 1650" svg:viewBox="0 0 65 1651">
          <text:p/>
        </draw:connector>
        <draw:custom-shape draw:style-name="gr45" draw:text-style-name="P1" xml:id="id40" draw:id="id40" draw:layer="layout" svg:width="9.271cm" svg:height="3.048cm" svg:x="17.383cm" svg:y="12.43cm">
          <text:p text:style-name="P1">connect_event</text:p>
          <draw:enhanced-geometry svg:viewBox="0 0 21600 21600" draw:type="rectangle" draw:enhanced-path="M 0 0 L 21600 0 21600 21600 0 21600 0 0 Z N"/>
        </draw:custom-shape>
        <draw:custom-shape draw:style-name="gr46" draw:text-style-name="P1" xml:id="id41" draw:id="id41" draw:layer="layout" svg:width="9.906cm" svg:height="2.413cm" svg:x="17.129cm" svg:y="17.002cm">
          <text:p text:style-name="P1">Update EventCallbackStructure:</text:p>
          <text:p text:style-name="P1">Set endpo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955cm" svg:y1="11.033cm" svg:x2="22.018cm" svg:y2="12.43cm" draw:start-shape="id39" draw:start-glue-point="2" draw:end-shape="id40" draw:end-glue-point="0" svg:d="M21955 11033l63 1397" svg:viewBox="0 0 64 1398">
          <text:p/>
        </draw:connector>
        <draw:connector draw:style-name="gr3" draw:text-style-name="P1" draw:layer="layout" draw:type="line" svg:x1="22.018cm" svg:y1="15.478cm" svg:x2="22.082cm" svg:y2="17.002cm" draw:start-shape="id40" draw:start-glue-point="2" draw:end-shape="id41" draw:end-glue-point="0" svg:d="M22018 15478l64 1524" svg:viewBox="0 0 65 1525">
          <text:p/>
        </draw:connector>
        <draw:custom-shape draw:style-name="gr47" draw:text-style-name="P1" xml:id="id42" draw:id="id42" draw:layer="layout" svg:width="4.699cm" svg:height="1.524cm" svg:x="19.796cm" svg:y="21.193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082cm" svg:y1="19.415cm" svg:x2="22.146cm" svg:y2="21.193cm" draw:start-shape="id41" draw:start-glue-point="2" draw:end-shape="id42" draw:end-glue-point="4" svg:d="M22082 19415l64 1778" svg:viewBox="0 0 65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1T14:01:30.618343925</meta:creation-date>
    <dc:date>2018-08-01T15:14:15.120375437</dc:date>
    <dc:creator>Igor Khokhriakov</dc:creator>
    <meta:editing-duration>PT42M21S</meta:editing-duration>
    <meta:editing-cycles>5</meta:editing-cycles>
    <meta:generator>LibreOffice/4.3.3.2$Linux_X86_64 LibreOffice_project/430m0$Build-2</meta:generator>
    <meta:document-statistic meta:object-count="89"/>
  </office:meta>
</office:document-meta>
</file>